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Footnote">
      <style:text-properties officeooo:rsid="043ccc66" officeooo:paragraph-rsid="0dca2508"/>
    </style:style>
    <style:style style:name="P50" style:family="paragraph" style:parent-style-name="Footnote">
      <style:text-properties officeooo:rsid="043ccc66" officeooo:paragraph-rsid="0e5afad8"/>
    </style:style>
    <style:style style:name="P51" style:family="paragraph" style:parent-style-name="Standard">
      <style:text-properties officeooo:paragraph-rsid="0e26e14b"/>
    </style:style>
    <style:style style:name="P52" style:family="paragraph" style:parent-style-name="Standard">
      <style:text-properties officeooo:paragraph-rsid="0e5c6890"/>
    </style:style>
    <style:style style:name="P53" style:family="paragraph" style:parent-style-name="Footnote">
      <style:text-properties officeooo:paragraph-rsid="0e72255e"/>
    </style:style>
    <style:style style:name="P54" style:family="paragraph" style:parent-style-name="Footnote">
      <style:text-properties officeooo:paragraph-rsid="0e81bf91"/>
    </style:style>
    <style:style style:name="P55" style:family="paragraph" style:parent-style-name="Footnote">
      <style:text-properties officeooo:paragraph-rsid="0e9381e6"/>
    </style:style>
    <style:style style:name="P56" style:family="paragraph" style:parent-style-name="Footnote">
      <style:text-properties officeooo:paragraph-rsid="0ea78533"/>
    </style:style>
    <style:style style:name="P57" style:family="paragraph" style:parent-style-name="Footnote">
      <style:text-properties officeooo:paragraph-rsid="0ead3525"/>
    </style:style>
    <style:style style:name="P58" style:family="paragraph" style:parent-style-name="Footnote">
      <style:text-properties officeooo:paragraph-rsid="0ef98af7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4d8759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ea9445c"/>
    </style:style>
    <style:style style:name="P72" style:family="paragraph" style:parent-style-name="Standard">
      <style:text-properties officeooo:paragraph-rsid="0d2e61eb"/>
    </style:style>
    <style:style style:name="P73" style:family="paragraph" style:parent-style-name="Standard">
      <style:text-properties officeooo:paragraph-rsid="0f4eeba0"/>
    </style:style>
    <style:style style:name="P74" style:family="paragraph" style:parent-style-name="Standard">
      <style:text-properties officeooo:paragraph-rsid="102e3a99"/>
    </style:style>
    <style:style style:name="P75" style:family="paragraph" style:parent-style-name="Standard">
      <style:text-properties officeooo:paragraph-rsid="0f8c860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Footnote">
      <style:text-properties officeooo:paragraph-rsid="0f8ed1b5"/>
    </style:style>
    <style:style style:name="P78" style:family="paragraph" style:parent-style-name="Standard">
      <style:text-properties officeooo:paragraph-rsid="0f8ed1b5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text-underline-style="none"/>
    </style:style>
    <style:style style:name="T157" style:family="text">
      <style:text-properties fo:color="#000000" loext:opacity="100%" style:text-line-through-style="none" style:text-line-through-type="none" style:text-underline-style="none" officeooo:rsid="01657261"/>
    </style:style>
    <style:style style:name="T158" style:family="text">
      <style:text-properties fo:color="#000000" loext:opacity="100%" style:text-line-through-style="none" style:text-line-through-type="none" style:text-underline-style="none" officeooo:rsid="0382ccb7"/>
    </style:style>
    <style:style style:name="T159" style:family="text">
      <style:text-properties fo:color="#000000" loext:opacity="100%" style:text-line-through-style="none" style:text-line-through-type="none" style:text-underline-style="none" officeooo:rsid="0f486fef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5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officeooo:rsid="047da547"/>
    </style:style>
    <style:style style:name="T25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officeooo:rsid="0aace3cd"/>
    </style:style>
    <style:style style:name="T296" style:family="text">
      <style:text-properties officeooo:rsid="0e5635a7"/>
    </style:style>
    <style:style style:name="T297" style:family="text">
      <style:text-properties officeooo:rsid="0e56c5f4"/>
    </style:style>
    <style:style style:name="T298" style:family="text">
      <style:text-properties officeooo:rsid="0e80285f"/>
    </style:style>
    <style:style style:name="T299" style:family="text">
      <style:text-properties officeooo:rsid="0e838e2a"/>
    </style:style>
    <style:style style:name="T300" style:family="text">
      <style:text-properties officeooo:rsid="0e83c34e"/>
    </style:style>
    <style:style style:name="T301" style:family="text">
      <style:text-properties officeooo:rsid="0ee1abbb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1657261"/>
    </style:style>
    <style:style style:name="T308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9"><text:user-field-get text:name="Version">22.04</text:user-field-get></text:span></text:span><text:span text:style-name="Strong_20_Emphasis"><text:span text:style-name="T175"><text:s/></text:span></text:span><text:span text:style-name="Strong_20_Emphasis"><text:span text:style-name="T176">LTS</text:span></text:span><text:span text:style-name="Strong_20_Emphasis"><text:span text:style-name="T176"><text:note text:id="ftn1" text:note-class="footnote"><text:note-citation>1</text:note-citation><text:note-body><text:p text:style-name="P77"><text:span text:style-name="T210">LTS</text:span><text:span text:style-name="T218"> </text:span><text:span text:style-name="T219">staat voor</text:span><text:span text:style-name="T217"> </text:span><text:span text:style-name="T210">Long-Term Support, langetermijnondersteuning, </text:span><text:span text:style-name="T220">en </text:span><text:span text:style-name="T221">d</text:span><text:span text:style-name="T220">eze </text:span><text:span text:style-name="Strong_20_Emphasis"><text:span text:style-name="T225"><text:user-field-get text:name="Distro">Ubuntu</text:user-field-get></text:span></text:span><text:span text:style-name="T220"><text:s/></text:span><text:span text:style-name="T226"><text:user-field-get text:name="Version">22.04</text:user-field-get></text:span><text:span text:style-name="T226"><text:s/></text:span><text:span text:style-name="T220">LTS </text:span><text:span text:style-name="Strong_20_Emphasis"><text:span text:style-name="T227"><text:user-field-get text:name="Edition">server</text:user-field-get></text:span></text:span><text:span text:style-name="T220"><text:s/></text:span><text:span text:style-name="T222">(codenaam </text:span><text:span text:style-name="T224">j</text:span><text:span text:style-name="T302">ammy</text:span><text:span text:style-name="T222">) </text:span><text:span text:style-name="T219">van</text:span><text:span text:style-name="T216"> </text:span><text:span text:style-name="T214">april</text:span><text:span text:style-name="T212"> </text:span><text:span text:style-name="Strong_20_Emphasis"><text:span text:style-name="T103"><text:user-field-get style:data-style-name="N0" text:name="Releaseyear">2022</text:user-field-get></text:span></text:span><text:span text:style-name="T214"><text:s/></text:span><text:span text:style-name="T210">wordt </text:span><text:span text:style-name="T211">vijf</text:span><text:span text:style-name="T210"> jaar onder</text:span><text:span text:style-name="T223">steund</text:span><text:span text:style-name="T215"> </text:span><text:span text:style-name="T210">tot </text:span><text:span text:style-name="T214">april</text:span><text:span text:style-name="T209"> </text:span><text:span text:style-name="T210">202</text:span><text:span text:style-name="T214">7</text:span><text:span text:style-name="T213">.</text:span></text:p></text:note-body></text:note></text:span></text:span><text:span text:style-name="Strong_20_Emphasis"><text:span text:style-name="T177"> </text:span></text:span><text:span text:style-name="Strong_20_Emphasis"><text:span text:style-name="T178"><text:user-field-get text:name="Edition">server</text:user-field-get></text:span></text:span><text:span text:style-name="Strong_20_Emphasis"><text:span text:style-name="T174">.<text:line-break/></text:span></text:span><text:span text:style-name="Strong_20_Emphasis"><text:span text:style-name="T303">lopende werkzaamheden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06">ONDERSTREEPTE</text:span></text:span><text:span text:style-name="T1"> </text:span><text:span text:style-name="T16">woorden</text:span><text:span text:style-name="T15"> het</text:span><text:span text:style-name="Strong_20_Emphasis"><text:span text:style-name="T235"> </text:span></text:span><text:span text:style-name="Strong_20_Emphasis"><text:span text:style-name="T236">tekstvak</text:span></text:span><text:span text:style-name="T16"> </text:span><text:span text:style-name="T21">in,</text:span><text:span text:style-name="T16"> </text:span><text:span text:style-name="T256">zie </text:span><text:span text:style-name="T288">[</text:span><text:span text:style-name="T256">toelichting</text:span><text:span text:style-name="T288">]</text:span><text:span text:style-name="T16">:</text:span></text:p>
      <text:p text:style-name="P2"><text:span text:style-name="Definition"><text:span text:style-name="T25">GEBRUIKER</text:span></text:span><text:span text:style-name="T263"><text:tab/><text:tab/></text:span><text:span text:style-name="T287"> <text:tab/><text:tab/></text:span><text:span text:style-name="T264"><draw:control text:anchor-type="as-char" svg:y="-0.429cm" draw:z-index="6" draw:name="Gebruiker" draw:style-name="gr2" draw:text-style-name="P90" svg:width="6.002cm" svg:height="0.6cm" draw:control="control7"><svg:title>Gebruiker</svg:title><svg:desc>Volledige naam, bijv. Jan Stek</svg:desc></draw:control></text:span><text:span text:style-name="T264"><text:tab/></text:span><text:span text:style-name="T265">[</text:span><text:span text:style-name="T259">volledige naam, bijv. </text:span><text:span text:style-name="T260">J</text:span><text:span text:style-name="T285">a</text:span><text:span text:style-name="T260">n </text:span><text:span text:style-name="T285">Jansen</text:span><text:span text:style-name="T286">]</text:span></text:p>
      <text:p text:style-name="P59"><text:span text:style-name="Definition"><text:span text:style-name="T258">g</text:span></text:span><text:span text:style-name="Definition">ebruikersnaam</text:span><text:span text:style-name="T257"><text:tab/></text:span><text:span text:style-name="T257"><draw:control text:anchor-type="as-char" svg:y="-0.429cm" draw:z-index="16" draw:name="Gberuikersnaam 2" draw:style-name="gr2" draw:text-style-name="P90" svg:width="6.002cm" svg:height="0.6cm" draw:control="control17"><svg:title>Gebruikersnaam</svg:title><svg:desc>Korte naam, bijv. jan</svg:desc></draw:control></text:span><text:span text:style-name="T257"><text:tab/></text:span><text:span text:style-name="T9">[</text:span><text:span text:style-name="T8">korte naam, bijv. </text:span><text:span text:style-name="T185">j</text:span><text:span text:style-name="T186">a</text:span><text:span text:style-name="T185">n</text:span><text:span text:style-name="T187">]</text:span></text:p>
      <text:p text:style-name="P5"><text:span text:style-name="Definition"><text:span text:style-name="T308">servernaam</text:span></text:span><text:span text:style-name="T266"><text:tab/><text:tab/><text:tab/></text:span><draw:control text:anchor-type="as-char" svg:y="-0.429cm" draw:z-index="7" draw:name="Computernaam" draw:style-name="gr2" draw:text-style-name="P90" svg:width="6.002cm" svg:height="0.6cm" draw:control="control8"><svg:title>Computernaam</svg:title><svg:desc>Unieke naam van de computer</svg:desc></draw:control><text:tab/><text:span text:style-name="T272">[</text:span><text:span text:style-name="T268">naam van de </text:span><text:span text:style-name="T273">server</text:span><text:span text:style-name="T269">, </text:span><text:span text:style-name="T270">bijv. </text:span><text:span text:style-name="T273">sv</text:span><text:span text:style-name="T271">02</text:span><text:span text:style-name="T272">]</text:span></text:p>
      <text:p text:style-name="P1"><text:span text:style-name="Definition">OPSTARTMEnU</text:span><text:span text:style-name="T264"><text:tab/><text:tab/><text:tab/></text:span><text:span text:style-name="T264"><draw:control text:anchor-type="as-char" svg:y="-0.429cm" draw:z-index="8" draw:name="Opstartmenu" draw:style-name="gr2" draw:text-style-name="P90" svg:width="6.002cm" svg:height="0.6cm" draw:control="control9"><svg:title>Opstartmenu</svg:title><svg:desc>Toets voor het opstartmenu ("bootmenu")</svg:desc></draw:control></text:span><text:span text:style-name="T264"><text:tab/></text:span><text:span text:style-name="T272">[</text:span><text:span text:style-name="T268">to</text:span><text:span text:style-name="T274">ets voor het opstartmedium</text:span><text:span text:style-name="T275">]</text:span></text:p>
      <text:p text:style-name="P4"><text:span text:style-name="Definition"><text:span text:style-name="T267">INSTELLINGE</text:span></text:span><text:span text:style-name="Definition">N</text:span><text:span text:style-name="T267"> <text:tab/><text:tab/><text:tab/></text:span><text:span text:style-name="T267"><draw:control text:anchor-type="as-char" svg:y="-0.429cm" draw:z-index="5" draw:name="Instellingen" draw:style-name="gr2" draw:text-style-name="P90" svg:width="6.002cm" svg:height="0.6cm" draw:control="control6"><svg:title>Instellingen</svg:title><svg:desc>Toets voor het BIOS/UEFI-scherm ("setup")</svg:desc></draw:control></text:span><text:span text:style-name="T267"><text:tab/></text:span><text:span text:style-name="T272">[</text:span><text:span text:style-name="T268">toets voor het UEFI-BIOS-scherm</text:span><text:span text:style-name="T272">]</text:span></text:p>
      <text:p text:style-name="P3"><text:span text:style-name="Definition"><text:span text:style-name="T277">GEBRUIKER2</text:span></text:span><text:span text:style-name="T276"><text:tab/></text:span><text:span text:style-name="T287"> <text:tab/><text:tab/></text:span><text:span text:style-name="T264"><draw:control text:anchor-type="as-char" svg:y="-0.429cm" draw:z-index="13" draw:name="Gebruiker 1" draw:style-name="gr2" draw:text-style-name="P90" svg:width="6.002cm" svg:height="0.6cm" draw:control="control14"><svg:title>Gebruiker</svg:title><svg:desc>Volledige naam, bijv. Jan Stek</svg:desc></draw:control></text:span><text:span text:style-name="T264"><text:tab/></text:span><text:span text:style-name="T265">[</text:span><text:span text:style-name="T259">volledige naam </text:span><text:span text:style-name="T261">evt. 2</text:span><text:span text:style-name="T289">e</text:span><text:span text:style-name="T261"> gebruiker</text:span><text:span text:style-name="T262">]</text:span></text:p>
      <text:p text:style-name="P51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2</text:span></text:span><text:span text:style-name="Definition"><text:span text:style-name="T281"><text:tab/></text:span></text:span><text:span text:style-name="T257"><draw:control text:anchor-type="as-char" svg:y="-0.429cm" draw:z-index="14" draw:name="Gberuikersnaam 1" draw:style-name="gr2" draw:text-style-name="P90" svg:width="6.002cm" svg:height="0.6cm" draw:control="control15"><svg:title>Gebruikersnaam</svg:title><svg:desc>Korte naam, bijv. jan</svg:desc></draw:control></text:span><text:span text:style-name="T257"><text:tab/></text:span><text:span text:style-name="T280">[</text:span><text:span text:style-name="T279">korte naam</text:span><text:span text:style-name="T282"> </text:span><text:span text:style-name="T283">evt. 2</text:span><text:span text:style-name="T290">e</text:span><text:span text:style-name="T283"> gebruiker</text:span><text:span text:style-name="T284">]</text:span></text:p>
      <text:p text:style-name="P6"><text:span text:style-name="T188">Vervang </text:span><text:span text:style-name="T192">de</text:span><text:span text:style-name="T188"> </text:span><text:span text:style-name="Definition"><text:span text:style-name="T26">ONDERSTREEPTE</text:span></text:span><text:span text:style-name="T188"> </text:span><text:span text:style-name="T189">woorden </text:span><text:span text:style-name="T188">in deze checklist door </text:span><text:span text:style-name="T192">d</text:span><text:span text:style-name="T193">i</text:span><text:span text:style-name="T192">e </text:span><text:span text:style-name="T191">in </text:span><text:span text:style-name="T193">het</text:span><text:span text:style-name="Strong_20_Emphasis"><text:span text:style-name="T62"> </text:span></text:span><text:span text:style-name="Strong_20_Emphasis"><text:span text:style-name="T78">tekstvak</text:span></text:span><text:span text:style-name="T188">.</text:span></text:p>
      <text:p text:style-name="P37"/>
      <text:p text:style-name="P37"/>
      <text:p text:style-name="P7"><text:span text:style-name="T198">Nieuwe installatie?</text:span><text:span text:style-name="T190"><text:tab/></text:span><text:span text:style-name="T195"></text:span><text:span text:style-name="T197"><text:tab/></text:span><text:span text:style-name="T196">B</text:span><text:span text:style-name="T190">egin bij hoofdstuk </text:span><text:span text:style-name="T198"><text:bookmark-ref text:reference-format="page" text:ref-name="__RefNumPara__4009_1271708128">2</text:bookmark-ref></text:span><text:span text:style-name="T190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3"/>
      <text:p text:style-name="P23"/>
      <text:list xml:id="list53554334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82"><draw:control text:anchor-type="as-char" draw:z-index="11" draw:name="Vorm3_0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2"><draw:control text:anchor-type="as-char" draw:z-index="18" draw:name="Vorm3_ 2" draw:style-name="gr1" draw:text-style-name="P8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102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304">gebruiker</text:span></text:span><text:span text:style-name="User_20_Entry"><text:span text:style-name="T136">s</text:span></text:span><text:span text:style-name="User_20_Entry"><text:span text:style-name="T154">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83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83"><draw:control text:anchor-type="as-char" draw:z-index="19" draw:name="Vorm 2" draw:style-name="gr1" draw:text-style-name="P8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2"><text:span text:style-name="Strong_20_Emphasis"><text:span text:style-name="T52">Installeer 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57"><text:span text:style-name="T299">Debian-</text:span><text:span text:style-name="T300">p</text:span>akket kz plaatst documenten en scripts van Karel Zimmer <text:span text:style-name="T298">(zie 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2"/></text:span></text:p>
          </table:table-cell>
          <table:table-cell table:style-name="_31_._5f_Installatie_5f_voorbereiden.D4" office:value-type="string">
            <text:p text:style-name="P42"><text:span text:style-name="T3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5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60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60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6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83"><draw:control text:anchor-type="as-char" draw:z-index="1" draw:name="Vorm6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83"><draw:control text:anchor-type="as-char" draw:z-index="20" draw:name="Vorm 7" draw:style-name="gr1" draw:text-style-name="P89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5"><text:span text:style-name="Strong_20_Emphasis"><text:span text:style-name="T6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5"><text:span text:style-name="Strong_20_Emphasis"><text:span text:style-name="T80">Typ</text:span></text:span><text:span text:style-name="Strong_20_Emphasis"><text:span text:style-name="T55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5">, 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2"/></text:span></text:p>
          </table:table-cell>
          <table:table-cell table:style-name="_31_._5f_Installatie_5f_voorbereiden.D11" office:value-type="string">
            <text:p text:style-name="P75"><text:span text:style-name="Strong_20_Emphasis"><text:span text:style-name="T63">K</text:span></text:span><text:span text:style-name="Strong_20_Emphasis"><text:span text:style-name="T64">ie</text:span></text:span><text:span text:style-name="Strong_20_Emphasis"><text:span text:style-name="T65">s</text:span></text:span><text:span text:style-name="Strong_20_Emphasis"><text:span text:style-name="T60"> </text:span></text:span><text:span text:style-name="Strong_20_Emphasis"><text:span text:style-name="T90">1</text:span></text:span><text:span text:style-name="Strong_20_Emphasis"><text:span text:style-name="T81"> </text:span></text:span><text:span text:style-name="Strong_20_Emphasis"><text:span text:style-name="T55">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2" office:value-type="string">
            <text:p text:style-name="P4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0"/>
      <text:list xml:id="list193558578245486" text:continue-numbering="true" text:style-name="L1">
        <text:list-item>
          <text:p text:style-name="P83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3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03">Start de computer op vanaf </text:span><text:span text:style-name="T207">een </text:span><text:span text:style-name="Strong_20_Emphasis"><text:span text:style-name="T183"><text:user-field-get text:name="Distro">Ubuntu</text:user-field-get></text:span></text:span><text:span text:style-name="T202"><text:s/></text:span><text:span text:style-name="T184"><text:user-field-get text:name="Version">22.04</text:user-field-get></text:span><text:span text:style-name="T95"><text:s/></text:span><text:span text:style-name="T99">L</text:span><text:span text:style-name="T100">T</text:span><text:span text:style-name="T99">S </text:span><text:span text:style-name="Strong_20_Emphasis"><text:span text:style-name="T94"><text:user-field-get text:name="Edition">server</text:user-field-get></text:span></text:span><text:span text:style-name="Strong_20_Emphasis"><text:span text:style-name="T94"><text:s/></text:span></text:span><text:span text:style-name="T95">Live</text:span><text:span text:style-name="T95"><text:note text:id="ftn4" text:note-class="footnote"><text:note-citation>1</text:note-citation><text:note-body><text:p text:style-name="P58"><text:span text:style-name="T291">Vanaf ee</text:span>n Live <text:span text:style-name="T301">usb</text:span><text:span text:style-name="T295">-stick </text:span><text:span text:style-name="T296">(</text:span><text:span text:style-name="T295">of </text:span><text:span text:style-name="T297">dvd</text:span><text:span text:style-name="T296">)</text:span><text:span text:style-name="T23"> </text:span>kunt <text:span text:style-name="T291">u opstarten en</text:span> <text:span text:style-name="T17">met </text:span><text:span text:style-name="Strong_20_Emphasis"><text:span text:style-name="T225"><text:user-field-get text:name="Distro">Ubuntu</text:user-field-get></text:span></text:span><text:span text:style-name="Strong_20_Emphasis"><text:span text:style-name="T225"><text:s/></text:span></text:span>werken zonder deze te installeren.</text:p></text:note-body></text:note></text:span><text:span text:style-name="T95"> </text:span><text:span text:style-name="T96">usb</text:span><text:span text:style-name="T97">-stick</text:span><text:span text:style-name="T97"><text:note text:id="ftn5" text:note-class="footnote"><text:note-citation>2</text:note-citation><text:note-body><text:p text:style-name="P56"><text:span text:style-name="Strong_20_Emphasis"><text:span text:style-name="T104">Download </text:span></text:span><text:span text:style-name="Strong_20_Emphasis"><text:span text:style-name="T105">een </text:span></text:span><text:span text:style-name="Strong_20_Emphasis"><text:span text:style-name="T106">cd</text:span></text:span><text:span text:style-name="Strong_20_Emphasis"><text:span text:style-name="T132">-beeldbestand</text:span></text:span><text:span text:style-name="Strong_20_Emphasis"><text:span text:style-name="T107"> </text:span></text:span><text:span text:style-name="Strong_20_Emphasis"><text:span text:style-name="T108">(.iso) </text:span></text:span><text:span text:style-name="Strong_20_Emphasis"><text:span text:style-name="T107">vanaf </text:span></text:span><text:a xlink:type="simple" xlink:href="https://nl.releases.ubuntu.com/" text:style-name="Internet_20_link" text:visited-style-name="Visited_20_Internet_20_Link"><text:span text:style-name="Strong_20_Emphasis"><text:span text:style-name="T293">nl.releases.ubuntu.com</text:span></text:span></text:a><text:span text:style-name="Strong_20_Emphasis"><text:span text:style-name="T107">, </text:span></text:span><text:span text:style-name="Strong_20_Emphasis"><text:span text:style-name="T109">klik op</text:span></text:span><text:span text:style-name="Strong_20_Emphasis"><text:span text:style-name="T110"> </text:span></text:span><text:span text:style-name="Strong_20_Emphasis"><text:span text:style-name="T139">Ubuntu 2</text:span></text:span><text:span text:style-name="Strong_20_Emphasis"><text:span text:style-name="T140">2</text:span></text:span><text:span text:style-name="Strong_20_Emphasis"><text:span text:style-name="T139">.04... LTS (Jammy Jellyfish)</text:span></text:span><text:span text:style-name="Strong_20_Emphasis"><text:span text:style-name="T110">, </text:span></text:span><text:span text:style-name="Strong_20_Emphasis"><text:span text:style-name="T111">en </text:span></text:span><text:span text:style-name="Strong_20_Emphasis"><text:span text:style-name="T109">klik </text:span></text:span><text:span text:style-name="Strong_20_Emphasis"><text:span text:style-name="T111">vervolgens </text:span></text:span><text:span text:style-name="Strong_20_Emphasis"><text:span text:style-name="T112">achter</text:span></text:span><text:span text:style-name="Strong_20_Emphasis"><text:span text:style-name="T111"> </text:span></text:span><text:span text:style-name="Strong_20_Emphasis"><text:span text:style-name="T145">Server install</text:span></text:span><text:span text:style-name="Strong_20_Emphasis"><text:span text:style-name="T141"> image</text:span></text:span><text:span text:style-name="Strong_20_Emphasis"><text:span text:style-name="T111"> </text:span></text:span><text:span text:style-name="Strong_20_Emphasis"><text:span text:style-name="T112">op </text:span></text:span><text:span text:style-name="Strong_20_Emphasis"><text:span text:style-name="T137">64-bit PC (AMD64) </text:span></text:span><text:span text:style-name="Strong_20_Emphasis"><text:span text:style-name="T138">server install</text:span></text:span><text:span text:style-name="Strong_20_Emphasis"><text:span text:style-name="T137"> image</text:span></text:span><text:span text:style-name="Strong_20_Emphasis"><text:span text:style-name="T135">.</text:span></text:span><text:span text:style-name="Strong_20_Emphasis"><text:span text:style-name="T111"><text:line-break/></text:span></text:span><text:span text:style-name="Strong_20_Emphasis"><text:span text:style-name="T109">P</text:span></text:span><text:span text:style-name="Strong_20_Emphasis"><text:span text:style-name="T104">laats </text:span></text:span><text:span text:style-name="Strong_20_Emphasis"><text:span text:style-name="T105">een </text:span></text:span><text:span text:style-name="Strong_20_Emphasis"><text:span text:style-name="T106">usb</text:span></text:span><text:span text:style-name="Strong_20_Emphasis"><text:span text:style-name="T105">-stick </text:span></text:span><text:span text:style-name="Strong_20_Emphasis"><text:span text:style-name="T133">va</text:span></text:span><text:span text:style-name="Strong_20_Emphasis"><text:span text:style-name="T113">n </text:span></text:span><text:span text:style-name="Strong_20_Emphasis"><text:span text:style-name="T114">min</text:span></text:span><text:span text:style-name="Strong_20_Emphasis"><text:span text:style-name="T115">imaal</text:span></text:span><text:span text:style-name="Strong_20_Emphasis"><text:span text:style-name="T114"> </text:span></text:span><text:span text:style-name="Strong_20_Emphasis"><text:span text:style-name="T116">4</text:span></text:span><text:span text:style-name="Strong_20_Emphasis"><text:span text:style-name="T114"> GB. <text:line-break/></text:span></text:span><text:span text:style-name="Strong_20_Emphasis"><text:span text:style-name="T134">Zoek</text:span></text:span><text:span text:style-name="Strong_20_Emphasis"><text:span text:style-name="T114"> </text:span></text:span><text:span text:style-name="Strong_20_Emphasis"><text:span text:style-name="T142">s</text:span></text:span><text:span text:style-name="Strong_20_Emphasis"><text:span text:style-name="T143">ch</text:span></text:span><text:span text:style-name="Strong_20_Emphasis"><text:span text:style-name="T114"> en klik op het pictogram van</text:span></text:span><text:span text:style-name="Strong_20_Emphasis"><text:span text:style-name="T117"> </text:span></text:span><text:span text:style-name="Strong_20_Emphasis"><text:span text:style-name="T146">Schijven</text:span></text:span><text:span text:style-name="Strong_20_Emphasis"><text:span text:style-name="T118">. Selecteer de </text:span></text:span><text:span text:style-name="Strong_20_Emphasis"><text:span text:style-name="T119">usb</text:span></text:span><text:span text:style-name="Strong_20_Emphasis"><text:span text:style-name="T118">-stick in de lijst van schijven aan de linkerkant en klik rechtsboven op </text:span></text:span><text:span text:style-name="Strong_20_Emphasis"><text:span text:style-name="T144">Schijfinstellingen</text:span></text:span><text:span text:style-name="Strong_20_Emphasis"><text:span text:style-name="T118"> </text:span></text:span><text:span text:style-name="Strong_20_Emphasis"><text:span text:style-name="T144">⋮</text:span></text:span><text:span text:style-name="Strong_20_Emphasis"><text:span text:style-name="T118"> (icoontje met de drie puntjes).</text:span></text:span></text:p><text:p text:style-name="P53"><text:span text:style-name="Strong_20_Emphasis"><text:span text:style-name="T118"><text:tab/>Kies </text:span></text:span><text:span text:style-name="Strong_20_Emphasis"><text:span text:style-name="T144">Schijfkopie terugzetten</text:span></text:span><text:span text:style-name="Strong_20_Emphasis"><text:span text:style-name="T118"> en selecteer </text:span></text:span><text:span text:style-name="Strong_20_Emphasis"><text:span text:style-name="T120">het net</text:span></text:span><text:span text:style-name="Strong_20_Emphasis"><text:span text:style-name="T121"> gedownloade </text:span></text:span><text:span text:style-name="Strong_20_Emphasis"><text:span text:style-name="T122">cd</text:span></text:span><text:span text:style-name="T18">-beeldbestand </text:span><text:span text:style-name="T19">(.iso)</text:span><text:span text:style-name="Strong_20_Emphasis"><text:span text:style-name="T121">.</text:span></text:span></text:p><text:p text:style-name="P55"><text:span text:style-name="Strong_20_Emphasis"><text:span text:style-name="T118"><text:tab/>Klik op </text:span></text:span><text:span text:style-name="Strong_20_Emphasis"><text:span text:style-name="T144">Terugzetten starten</text:span></text:span><text:span text:style-name="Strong_20_Emphasis"><text:span text:style-name="T118"> en vervolgens op </text:span></text:span><text:span text:style-name="Strong_20_Emphasis"><text:span text:style-name="T144">Terugzetten</text:span></text:span><text:span text:style-name="Strong_20_Emphasis"><text:span text:style-name="T123">.<text:line-break/></text:span></text:span><text:span text:style-name="Strong_20_Emphasis"><text:span text:style-name="T124">O</text:span></text:span><text:span text:style-name="Strong_20_Emphasis"><text:span text:style-name="T105">f </text:span></text:span><text:span text:style-name="Strong_20_Emphasis"><text:span text:style-name="T125">gebruik </text:span></text:span><text:span text:style-name="Strong_20_Emphasis"><text:span text:style-name="T126">het programma </text:span></text:span><text:span text:style-name="Strong_20_Emphasis"><text:span text:style-name="T147">Etche</text:span></text:span><text:span text:style-name="Strong_20_Emphasis"><text:span text:style-name="T148">r</text:span></text:span><text:span text:style-name="Strong_20_Emphasis"><text:span text:style-name="T126"> </text:span></text:span><text:span text:style-name="Strong_20_Emphasis"><text:span text:style-name="T127">(</text:span></text:span><text:a xlink:type="simple" xlink:href="https://www.balena.io/etcher/" text:style-name="Internet_20_link" text:visited-style-name="Visited_20_Internet_20_Link"><text:span text:style-name="Strong_20_Emphasis"><text:span text:style-name="T294">etcher.io</text:span></text:span></text:a><text:span text:style-name="Strong_20_Emphasis"><text:span text:style-name="T127">) </text:span></text:span><text:span text:style-name="Strong_20_Emphasis"><text:span text:style-name="T128">dat </text:span></text:span><text:span text:style-name="Strong_20_Emphasis"><text:span text:style-name="T105">beschikbaar </text:span></text:span><text:span text:style-name="Strong_20_Emphasis"><text:span text:style-name="T128">is </text:span></text:span><text:span text:style-name="Strong_20_Emphasis"><text:span text:style-name="T105">voor </text:span></text:span><text:span text:style-name="Strong_20_Emphasis"><text:span text:style-name="T118">Windows, </text:span></text:span><text:span text:style-name="Strong_20_Emphasis"><text:span text:style-name="T129">mac</text:span></text:span><text:span text:style-name="Strong_20_Emphasis"><text:span text:style-name="T130">OS</text:span></text:span><text:span text:style-name="Strong_20_Emphasis"><text:span text:style-name="T126">, </text:span></text:span><text:span text:style-name="Strong_20_Emphasis"><text:span text:style-name="T127">en </text:span></text:span><text:span text:style-name="Strong_20_Emphasis"><text:span text:style-name="T126">Linux</text:span></text:span><text:span text:style-name="Strong_20_Emphasis"><text:span text:style-name="T131">.</text:span></text:span></text:p></text:note-body></text:note></text:span><text:span text:style-name="T95"> </text:span><text:span text:style-name="T98">of dvd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4"><text:span text:style-name="T157">Opstart/</text:span><text:span text:style-name="T158">bootmenu</text:span><text:span text:style-name="T157"> </text:span><text:span text:style-name="T156">via </text:span><text:span text:style-name="Definition"><text:span text:style-name="T307">opstartmenu</text:span></text:span><text:span text:style-name="T156"> </text:span><text:span text:style-name="T159">en</text:span><text:span text:style-name="T156"> </text:span><text:span text:style-name="T157">instellingen/</text:span><text:span text:style-name="T158">setup</text:span><text:span text:style-name="T156"> via </text:span><text:span text:style-name="Definition"><text:span text:style-name="T7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2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86">Try or Install Ubuntu </text:span></text:span><text:span text:style-name="Strong_20_Emphasis"><text:span text:style-name="T87">Server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87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installatie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101"><draw:control text:anchor-type="as-char" draw:z-index="17" draw:name="Vorm 6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81"><text:span text:style-name="T204">Kies</text:span><text:span text:style-name="T205"> </text:span><text:span text:style-name="T208">Nederlands</text:span><text:span text:style-name="T205">,</text:span><text:span text:style-name="Strong_20_Emphasis"><text:span text:style-name="T55"> 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2"><draw:control text:anchor-type="as-char" draw:z-index="15" draw:name="Vorm 1" draw:style-name="gr1" draw:text-style-name="P8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9">Op </text:span><text:span text:style-name="T240">het </text:span><text:span text:style-name="T238">scherm </text:span><text:span text:style-name="Strong_20_Emphasis"><text:span text:style-name="T246">Profile setup</text:span></text:span><text:span text:style-name="T238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16"><text:span text:style-name="T245">V</text:span><text:span text:style-name="T239">ul </text:span><text:span text:style-name="T241">in </text:span><text:span text:style-name="Strong_20_Emphasis"><text:span text:style-name="T246">Your</text:span></text:span><text:span text:style-name="Strong_20_Emphasis"><text:span text:style-name="T242"> n</text:span></text:span><text:span text:style-name="Strong_20_Emphasis"><text:span text:style-name="T243">a</text:span></text:span><text:span text:style-name="Strong_20_Emphasis"><text:span text:style-name="T246">me</text:span></text:span><text:span text:style-name="Strong_20_Emphasis"><text:span text:style-name="T229"> </text:span></text:span><text:span text:style-name="Definition"><text:span text:style-name="T4">gebruiker</text:span></text:span><text:span text:style-name="Strong_20_Emphasis"><text:span text:style-name="T230">, <text:line-break/></text:span></text:span><text:span text:style-name="Strong_20_Emphasis"><text:span text:style-name="T246">Your server</text:span></text:span><text:span text:style-name="Strong_20_Emphasis"><text:span text:style-name="T248">'</text:span></text:span><text:span text:style-name="Strong_20_Emphasis"><text:span text:style-name="T249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29">,<text:line-break/></text:span></text:span><text:span text:style-name="Strong_20_Emphasis"><text:span text:style-name="T247">Pick a username</text:span></text:span><text:span text:style-name="Strong_20_Emphasis"><text:span text:style-name="T229"> </text:span></text:span><text:span text:style-name="Definition"><text:span text:style-name="T4">gebruikersnaam</text:span></text:span><text:span text:style-name="Strong_20_Emphasis"><text:span text:style-name="T229">,<text:line-break/></text:span></text:span><text:span text:style-name="Strong_20_Emphasis"><text:span text:style-name="T231">g</text:span></text:span><text:span text:style-name="Strong_20_Emphasis"><text:span text:style-name="T228">eef tweemaal een </text:span></text:span><text:span text:style-name="Strong_20_Emphasis"><text:span text:style-name="T237">wachtwoord</text:span></text:span><text:span text:style-name="Strong_20_Emphasis"><text:span text:style-name="T228">,</text:span></text:span><text:span text:style-name="Strong_20_Emphasis"><text:span text:style-name="T232"> </text:span></text:span><text:span text:style-name="Strong_20_Emphasis"><text:span text:style-name="T233">en</text:span></text:span><text:span text:style-name="Strong_20_Emphasis"><text:span text:style-name="T232"> </text:span></text:span><text:span text:style-name="Strong_20_Emphasis"><text:span text:style-name="T234">k</text:span></text:span><text:span text:style-name="Strong_20_Emphasis"><text:span text:style-name="T228">lik op </text:span></text:span><text:span text:style-name="Strong_20_Emphasis"><text:span text:style-name="T237">Verder</text:span></text:span><text:span text:style-name="Strong_20_Emphasis"><text:span text:style-name="T228">.</text:span></text:span></text:p>
          </table:table-cell>
        </table:table-row>
      </table:table>
      <text:p text:style-name="P38"><text:span text:style-name="Strong_20_Emphasis"><text:span text:style-name="T84"/></text:span></text:p>
      <text:list xml:id="list193558871974657" text:continue-numbering="true" text:style-name="L1">
        <text:list-item>
          <text:p text:style-name="P80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39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83"><draw:control text:anchor-type="as-char" draw:z-index="3" draw:name="Vorm24" draw:style-name="gr1" draw:text-style-name="P8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70"><text:span text:style-name="Strong_20_Emphasis"><text:span text:style-name="T85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83"><draw:control text:anchor-type="as-char" draw:z-index="9" draw:name="Vorm4_1" draw:style-name="gr1" draw:text-style-name="P8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52">Installeer </text:span></text:span><text:span text:style-name="Strong_20_Emphasis"><text:span text:style-name="T77">pakket kz</text:span></text:span><text:span text:style-name="Strong_20_Emphasis"><text:span text:style-name="T77"><text:note text:id="ftn6" text:note-class="footnote"><text:note-citation>1</text:note-citation><text:note-body><text:p text:style-name="P54"><text:span text:style-name="T299">Debian-p</text:span>akket kz plaatst documenten en scripts van Karel Zimmer <text:span text:style-name="T298">(zie 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2"/></text:span></text:p>
          </table:table-cell>
          <table:table-cell table:style-name="_33_._5f_Installatie_5f_afronden.C4" office:value-type="string">
            <text:p text:style-name="P72"><text:span text:style-name="T5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6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48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8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83"><draw:control text:anchor-type="as-char" draw:z-index="4" draw:name="Vorm37" draw:style-name="gr1" draw:text-style-name="P89" svg:width="0.35cm" svg:height="0.35cm" draw:control="control5"/></text:span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68">Rond de</text:span></text:span><text:span text:style-name="Strong_20_Emphasis"><text:span text:style-name="T69"> installatie </text:span></text:span><text:span text:style-name="Strong_20_Emphasis"><text:span text:style-name="T68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4"><text:span text:style-name="Strong_20_Emphasis"><text:span text:style-name="T80">Typ</text:span></text:span><text:span text:style-name="Strong_20_Emphasis"><text:span text:style-name="T55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5">, 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2"/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70">K</text:span></text:span><text:span text:style-name="Strong_20_Emphasis"><text:span text:style-name="T64">ie</text:span></text:span><text:span text:style-name="Strong_20_Emphasis"><text:span text:style-name="T65">s </text:span></text:span><text:span text:style-name="Strong_20_Emphasis"><text:span text:style-name="T91">3</text:span></text:span><text:span text:style-name="Strong_20_Emphasis"><text:span text:style-name="T81"> </text:span></text:span><text:span text:style-name="Strong_20_Emphasis"><text:span text:style-name="T55">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2" office:value-type="string">
            <text:p text:style-name="P4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39"><text:span text:style-name="Strong_20_Emphasis"><text:span text:style-name="T47"><text:tab/></text:span></text:span></text:p>
      <text:p text:style-name="P40"><text:span text:style-name="Strong_20_Emphasis"><text:span text:style-name="T66"/></text:span></text:p>
      <text:p text:style-name="P41"><text:span text:style-name="Strong_20_Emphasis"><text:span text:style-name="T60"/></text:span></text:p>
      <text:list xml:id="list193560203442280"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83"><draw:control text:anchor-type="as-char" draw:z-index="10" draw:name="Vorm40_0" draw:style-name="gr1" draw:text-style-name="P89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83"><draw:control text:anchor-type="as-char" draw:z-index="21" draw:name="Vorm40_ 1" draw:style-name="gr1" draw:text-style-name="P89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71"><text:note text:id="ftn7" text:note-class="footnote"><text:note-citation>1</text:note-citation><text:note-body><text:p text:style-name="P50"><text:span text:style-name="User_20_Entry"><text:span text:style-name="T160">E</text:span></text:span><text:span text:style-name="User_20_Entry"><text:span text:style-name="T162">ventuele extra </text:span></text:span><text:span text:style-name="Definition"><text:span text:style-name="T305">gebruiker</text:span></text:span><text:span text:style-name="User_20_Entry"><text:span text:style-name="T161">s</text:span></text:span><text:span text:style-name="User_20_Entry"><text:span text:style-name="T162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3"><draw:control text:anchor-type="as-char" draw:z-index="12" draw:name="Vorm40_2" draw:style-name="gr1" draw:text-style-name="P89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83"><draw:control text:anchor-type="as-char" draw:z-index="22" draw:name="Vorm40_ 2" draw:style-name="gr1" draw:text-style-name="P89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72">R</text:span></text:span><text:span text:style-name="Strong_20_Emphasis"><text:span text:style-name="T73">icht </text:span></text:span><text:span text:style-name="Strong_20_Emphasis"><text:span text:style-name="T74">de </text:span></text:span><text:span text:style-name="Strong_20_Emphasis"><text:span text:style-name="T79">gebruiker</text:span></text:span><text:span text:style-name="Strong_20_Emphasis"><text:span text:style-name="T73"> </text:span></text:span><text:span text:style-name="Strong_20_Emphasis"><text:span text:style-name="T75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4"><text:span text:style-name="Strong_20_Emphasis"><text:span text:style-name="T80">Typ</text:span></text:span><text:span text:style-name="Strong_20_Emphasis"><text:span text:style-name="T55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5">, 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6"><text:span text:style-name="Strong_20_Emphasis"><text:span text:style-name="T70">K</text:span></text:span><text:span text:style-name="Strong_20_Emphasis"><text:span text:style-name="T64">ie</text:span></text:span><text:span text:style-name="Strong_20_Emphasis"><text:span text:style-name="T65">s </text:span></text:span><text:span text:style-name="Strong_20_Emphasis"><text:span text:style-name="T92">4</text:span></text:span><text:span text:style-name="Strong_20_Emphasis"><text:span text:style-name="T81"> </text:span></text:span><text:span text:style-name="Strong_20_Emphasis"><text:span text:style-name="T55">gevolgd door de </text:span></text:span><text:span text:style-name="Strong_20_Emphasis"><text:span text:style-name="T54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8"><text:span text:style-name="Strong_20_Emphasis"><text:span text:style-name="T76"/></text:span></text:p>
      <text:p text:style-name="P36"/>
      <text:p text:style-name="P27"><text:span text:style-name="T165">E</text:span><text:span text:style-name="T166">inde c</text:span><text:span text:style-name="T167">hecklist, </text:span><text:span text:style-name="T168">d</text:span><text:span text:style-name="T167">e installatie van </text:span><text:span text:style-name="Strong_20_Emphasis"><text:span text:style-name="T181"><text:user-field-get text:name="Distro">Ubuntu</text:user-field-get></text:span></text:span><text:span text:style-name="T169"><text:s/></text:span><text:span text:style-name="T170"><text:user-field-get text:name="Version">22.04</text:user-field-get></text:span><text:span text:style-name="Strong_20_Emphasis"><text:span text:style-name="T182"><text:s/></text:span></text:span><text:span text:style-name="Strong_20_Emphasis"><text:span text:style-name="T180">LTS</text:span></text:span><text:span text:style-name="T43"> </text:span><text:span text:style-name="Strong_20_Emphasis"><text:span text:style-name="T93"><text:user-field-get text:name="Edition">server</text:user-field-get></text:span></text:span><text:span text:style-name="Strong_20_Emphasis"><text:span text:style-name="T93"><text:s/></text:span></text:span><text:span text:style-name="T167">is voltooid.</text:span></text:p>
      <text:p text:style-name="P13"/>
      <text:p text:style-name="P8"><text:span text:style-name="Emphasis"><text:span text:style-name="T253">Geschreven </text:span></text:span><text:span text:style-name="Emphasis"><text:span text:style-name="T251">d</text:span></text:span><text:span text:style-name="Emphasis"><text:span text:style-name="T25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5">CC0 1.0 Universeel</text:span></text:span></text:a><text:span text:style-name="Emphasis"><text:span text:style-name="T253">,</text:span></text:span><text:span text:style-name="Emphasis"><text:span text:style-name="T250"> </text:span></text:span><text:span text:style-name="Strong_20_Emphasis"><text:span text:style-name="T60"><text:user-field-get style:data-style-name="N0" text:name="Releaseyear">2022</text:user-field-get></text:span></text:span><text:span text:style-name="Emphasis"><text:span text:style-name="T252">-</text:span></text:span><text:span text:style-name="Emphasis"><text:span text:style-name="T252"><text:date style:data-style-name="N10107" text:date-value="2023-08-05T19:35:58.159861410">2023</text:date></text:span></text:span><text:span text:style-name="Emphasis"><text:span text:style-name="T25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19:35:57.758488738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35:57.445238624</dc:date>
    <meta:keyword>Installatie</meta:keyword>
    <meta:keyword>Checklist</meta:keyword>
    <meta:keyword>Linux</meta:keyword>
    <meta:editing-cycles>6729</meta:editing-cycles>
    <meta:editing-duration>P11DT21H25M45S</meta:editing-duration>
    <dc:creator>Karel Zimmer</dc:creator>
    <meta:document-statistic meta:table-count="4" meta:image-count="0" meta:object-count="0" meta:page-count="4" meta:paragraph-count="77" meta:word-count="529" meta:character-count="3659" meta:non-whitespace-character-count="3165"/>
    <meta:user-defined meta:name="Info 1"/>
    <meta:user-defined meta:name="Info 2"/>
    <meta:user-defined meta:name="Info 3"/>
    <meta:user-defined meta:name="Info 4"/>
  </office:meta>
</office:document-meta>
</file>